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3ff" officeooo:paragraph-rsid="0014d3ff"/>
    </style:style>
    <style:style style:name="P2" style:family="paragraph" style:parent-style-name="Standard">
      <style:text-properties officeooo:rsid="0014d3ff" officeooo:paragraph-rsid="0014d3ff"/>
    </style:style>
    <style:style style:name="P3" style:family="paragraph" style:parent-style-name="Standard">
      <style:text-properties officeooo:rsid="0014d3ff" officeooo:paragraph-rsid="00154bba"/>
    </style:style>
    <style:style style:name="P4" style:family="paragraph" style:parent-style-name="Standard">
      <style:text-properties officeooo:rsid="00154bba" officeooo:paragraph-rsid="00154bba"/>
    </style:style>
    <style:style style:name="P5" style:family="paragraph" style:parent-style-name="Standard">
      <style:text-properties officeooo:rsid="0016425b" officeooo:paragraph-rsid="0016425b"/>
    </style:style>
    <style:style style:name="P6" style:family="paragraph" style:parent-style-name="Standard">
      <style:text-properties officeooo:rsid="00172009" officeooo:paragraph-rsid="00172009"/>
    </style:style>
    <style:style style:name="P7" style:family="paragraph" style:parent-style-name="Standard">
      <style:text-properties officeooo:rsid="0018899c" officeooo:paragraph-rsid="0018899c"/>
    </style:style>
    <style:style style:name="P8" style:family="paragraph" style:parent-style-name="Standard">
      <style:text-properties officeooo:rsid="0019431d" officeooo:paragraph-rsid="0019431d"/>
    </style:style>
    <style:style style:name="P9" style:family="paragraph" style:parent-style-name="Standard">
      <style:paragraph-properties fo:line-height="100%"/>
      <style:text-properties officeooo:rsid="0019431d" officeooo:paragraph-rsid="0019431d"/>
    </style:style>
    <style:style style:name="P10" style:family="paragraph" style:parent-style-name="Standard">
      <style:text-properties officeooo:rsid="00196e07" officeooo:paragraph-rsid="00196e07"/>
    </style:style>
    <style:style style:name="P11" style:family="paragraph" style:parent-style-name="Standard">
      <style:text-properties officeooo:rsid="001cee14" officeooo:paragraph-rsid="001cee14"/>
    </style:style>
    <style:style style:name="P12" style:family="paragraph" style:parent-style-name="Standard">
      <style:text-properties officeooo:rsid="001dae64" officeooo:paragraph-rsid="001dae64"/>
    </style:style>
    <style:style style:name="T1" style:family="text">
      <style:text-properties officeooo:rsid="00167b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 -&gt; E + T | T</text:p>
      <text:p text:style-name="P1">T -&gt; (E) | N</text:p>
      <text:p text:style-name="P1"/>
      <text:p text:style-name="P4">1. Mettre sous forme normale de Chomsky</text:p>
      <text:p text:style-name="P4"/>
      <text:p text:style-name="P4">1er étape : éliminer les T -&gt; epsilon</text:p>
      <text:p text:style-name="P3">E -&gt; E + T | T</text:p>
      <text:p text:style-name="P3">T -&gt; (E) | N</text:p>
      <text:p text:style-name="P4"/>
      <text:p text:style-name="P4">2e étape : élimi<text:span text:style-name="T1">n</text:span>er les règles unitaires</text:p>
      <text:p text:style-name="P5">E~T car E -&gt; T -&gt; (E)</text:p>
      <text:p text:style-name="P6">E -&gt; E + T | (E) | N</text:p>
      <text:p text:style-name="P6">T -&gt; (E) | N</text:p>
      <text:p text:style-name="P6"/>
      <text:p text:style-name="P7">3e étape : </text:p>
      <text:p text:style-name="Standard">T --&gt; (E) | N <text:line-break/>E --&gt; E P T | O E F | N <text:line-break/>T --&gt; O E F | N </text:p>
      <text:p text:style-name="P7">P -&gt; +</text:p>
      <text:p text:style-name="P7">O -&gt; (</text:p>
      <text:p text:style-name="P7">F -&gt; )</text:p>
      <text:p text:style-name="P7"/>
      <text:p text:style-name="P8">4e étape : </text:p>
      <text:p text:style-name="P9"/>
      <text:p text:style-name="Standard">E -&gt; EW</text:p>
      <text:p text:style-name="Standard"><text:s/>W -&gt; PT</text:p>
      <text:p text:style-name="Standard"><text:s/>E -&gt; OX </text:p>
      <text:p text:style-name="Standard"><text:s/>X-&gt; EF </text:p>
      <text:p text:style-name="Standard"><text:s/>T -&gt; OX </text:p>
      <text:p text:style-name="Standard"/>
      <text:p text:style-name="P10">S -&gt; E $</text:p>
      <text:p text:style-name="P10">E -&gt; E + T | T</text:p>
      <text:p text:style-name="P10">T -&gt; (E) | N</text:p>
      <text:p text:style-name="P10"/>
      <text:p text:style-name="P10">Ordre dans les symboles : + ( ) N $ E T</text:p>
      <text:p text:style-name="P10"/>
      <text:p text:style-name="P12">Suivant (E) = +, ), $</text:p>
      <text:p text:style-name="P12">Suivant (T) = $, ), +</text:p>
      <text:p text:style-name="P10"/>
      <text:p text:style-name="P10">Etat 0:</text:p>
      <text:p text:style-name="P10">S -&gt; .E$</text:p>
      <text:p text:style-name="P10">E -&gt; .E + T</text:p>
      <text:p text:style-name="P10">E -&gt; .T</text:p>
      <text:p text:style-name="P10">T -&gt; .(E)</text:p>
      <text:p text:style-name="P10">T -&gt; .N</text:p>
      <text:p text:style-name="P10"/>
      <text:p text:style-name="P10">0 -(-&gt;Etat 1:</text:p>
      <text:p text:style-name="P10">T -&gt; (.E)</text:p>
      <text:p text:style-name="P10">E-&gt; .E + T</text:p>
      <text:p text:style-name="P10">E -&gt; .T</text:p>
      <text:p text:style-name="P10">T -&gt; .(E)</text:p>
      <text:p text:style-name="P10">T -&gt; .N</text:p>
      <text:p text:style-name="P10"><text:soft-page-break/></text:p>
      <text:p text:style-name="P10">0 -N-&gt; Etat 2:</text:p>
      <text:p text:style-name="P10">T -&gt; N.</text:p>
      <text:p text:style-name="P11">0 -E-&gt; Etat 3;</text:p>
      <text:p text:style-name="P11">S -&gt; E. $</text:p>
      <text:p text:style-name="P11">E -&gt; E. + T</text:p>
      <text:p text:style-name="P11"/>
      <text:p text:style-name="P11">0 -T-&gt; Etat 4:</text:p>
      <text:p text:style-name="P11">E -&gt; T.</text:p>
      <text:p text:style-name="P11"/>
      <text:p text:style-name="P11">1 -(-&gt; Etat 1:</text:p>
      <text:p text:style-name="P11">1 -N-&gt; Etat 2</text:p>
      <text:p text:style-name="P11">1 --E--&gt; Etat 5</text:p>
      <text:p text:style-name="P11">T -&gt; (E.)</text:p>
      <text:p text:style-name="P11">E -&gt; E. + T</text:p>
      <text:p text:style-name="P11"/>
      <text:p text:style-name="P11">1 --T--&gt; Etat 4:</text:p>
      <text:p text:style-name="P11"/>
      <text:p text:style-name="P12">3 --+--&gt; Etat 6:</text:p>
      <text:p text:style-name="P12">E -&gt; E +. T</text:p>
      <text:p text:style-name="P12">T -&gt; .(E)</text:p>
      <text:p text:style-name="P12">T -&gt; .N</text:p>
      <text:p text:style-name="P12"/>
      <text:p text:style-name="P12">5 --+--&gt; Etat 6</text:p>
      <text:p text:style-name="P12">5--)--&gt; Etat 7:</text:p>
      <text:p text:style-name="P12">T -&gt; (E).</text:p>
      <text:p text:style-name="P12"/>
      <text:p text:style-name="P12">6 --(--&gt; Etat 1</text:p>
      <text:p text:style-name="P12">6 --N--&gt; Etat 2</text:p>
      <text:p text:style-name="P12">6 --T--&gt; Etat 8:</text:p>
      <text:p text:style-name="P12">E -&gt; E + T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5:22:15.464675645</meta:creation-date>
    <dc:date>2020-12-14T16:03:57.863878177</dc:date>
    <meta:editing-duration>PT30M4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2" meta:paragraph-count="63" meta:word-count="309" meta:character-count="870" meta:non-whitespace-character-count="631"/>
  </office:meta>
</office:document-meta>
</file>